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officeooo:rsid="001722e7"/>
    </style:style>
    <style:style style:name="T2" style:family="text">
      <style:text-properties officeooo:rsid="001834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Projetando Aplicativos e Sites Web </text:p>
      <text:p text:style-name="Standard"/>
      <text:p text:style-name="Standard">O projeto é uma das etapas do desenvolvimento web que tem grande importância, pois nessa fase descrevemos como será o projeto para que essa descrição nos sirva de rumo. A descrição deve ser tão mais elaborada quanto mais importante for o site ou aplicativo.</text:p>
      <text:p text:style-name="Standard"/>
      <text:p text:style-name="Standard">Simplificando devemos ter uma noção exata do que iremos fazer, para evitar retrabalho futuro.</text:p>
      <text:p text:style-name="Standard">Aqui abordaremos apenas pequenos cuidados que devemos tomar, com a intenção de ajudar a formar o hábito de se elaborar sempre um projeto antes de iniciar um site ou aplicativo. Caso esteja com um projeto importante, então procure por mais detalhadas informações e faça algo a altura do seu projeto, caso contrário poderá se arrepender bastante depois.</text:p>
      <text:p text:style-name="Standard"/>
      <text:p text:style-name="P3"/>
      <text:p text:style-name="P3">Veja abaixo algumas recomendações do criador do PHP, Rasmus Lerdorf.</text:p>
      <text:p text:style-name="Standard"/>
      <text:p text:style-name="Standard">Recomendações do Rasmus Lerdorf e Outras Recomendações <text:s/>para Desenvolvimento Web.</text:p>
      <text:p text:style-name="Standard"/>
      <text:p text:style-name="Standard">- Usar programação procedural e OO somente quando claramente necessário. </text:p>
      <text:p text:style-name="Standard">- Idéia errada: tudo de procedural é ruim e tudo de OO é bom. </text:p>
      <text:p text:style-name="Standard"/>
      <text:p text:style-name="Standard">- Evite o uso de frameworks, pois tornam muito complexa a criação de aplicativos como também engessam a manutenção. </text:p>
      <text:p text:style-name="Standard">- Somente se você sempre construir exatamente o mesmo estilo de aplicativo é que então pode criar um framework. </text:p>
      <text:p text:style-name="Standard"/>
      <text:p text:style-name="Standard">- Seu tempo é melhor gasto criando uma infraestrutura básica ideal para qualquer tamanho de projeto e reusar pequenos componentes. </text:p>
      <text:p text:style-name="Standard"/>
      <text:p text:style-name="Standard">- Separe bem as camadas, HTML é HTML, PHP é PHP. </text:p>
      <text:p text:style-name="Standard"/>
      <text:p text:style-name="Standard">- Evite estruturas monolíticas, sempre modularizando sua programação, criando funções sempre que for o caso ou reusando pedaços de código. </text:p>
      <text:p text:style-name="Standard"/>
      <text:p text:style-name="Standard">- Tente limitar em 5 ou menos os includes de uma requisição </text:p>
      <text:p text:style-name="Standard">- Não exagere com OO, use somente quando necessário </text:p>
      <text:p text:style-name="Standard">- Use uma camada de abstração de bancos de dados </text:p>
      <text:p text:style-name="Standard">- Tudo tem um custo </text:p>
      <text:p text:style-name="Standard">- Fique de olho nas suas expressões regulares </text:p>
      <text:p text:style-name="Standard"/>
      <text:p text:style-name="Standard">- Caso use MVC, use com cuidado e critério, não tem problema com esse padrão de projeto, o problema é com os frameworks. </text:p>
      <text:p text:style-name="Standard"/>
      <text:p text:style-name="Standard">- Você deve quebrar grandes problemas em módulos pequenos. </text:p>
      <text:p text:style-name="Standard">- Mantenha o design simples e limpo: </text:p>
      <text:p text:style-name="Standard"><text:tab/>- HTML deve parecer com HTML (evite templates complexos) </text:p>
      <text:p text:style-name="Standard"><text:soft-page-break/><text:tab/>- Mantenha o código PHP em views extremamente simples: chamadas de funções, simples laços e substituição de variáveis deve ser tudo de que você precisa </text:p>
      <text:p text:style-name="Standard"/>
      <text:p text:style-name="Standard">- Segurança: </text:p>
      <text:p text:style-name="Standard"><text:tab/>- Validação da entrada de dados </text:p>
      <text:p text:style-name="Standard"><text:tab/>- Sempre que possível evite camadas e outras complexidades para tornar o código mais fácil de auditar </text:p>
      <text:p text:style-name="Standard"/>
      <text:p text:style-name="Standard">- Desempenho: </text:p>
      <text:p text:style-name="Standard"><text:tab/>- Evite include_once e require_once </text:p>
      <text:p text:style-name="Standard"><text:tab/>- Permaneça usando o estilo procedural e use OO somente quando realmente caracterizado </text:p>
      <text:p text:style-name="Standard"/>
      <text:p text:style-name="Standard">Original em inglês: <text:a xlink:type="simple" xlink:href="http://toys.lerdorf.com/archives/38-The-no-framework-PHP-MVC-framework.html">http://toys.lerdorf.com/archives/38-The-no-framework-PHP-MVC-framework.html</text:a></text:p>
      <text:p text:style-name="Standard"/>
      <text:p text:style-name="Standard"/>
      <text:p text:style-name="P3">Evitar em Sites ou Aplicativos, especialmente em Sites: </text:p>
      <text:p text:style-name="Standard"/>
      <text:p text:style-name="Standard">- Mudanças no layout que façam o visitante se perder </text:p>
      <text:p text:style-name="Standard">- Carga inesperada (pesado) </text:p>
      <text:p text:style-name="Standard">- Lentidão exagerada </text:p>
      <text:p text:style-name="Standard">- Falha de hardware ou no servidor: falta de espaço, banda ou banco fora </text:p>
      <text:p text:style-name="Standard"/>
      <text:p text:style-name="Standard">DRY - Don't Repeat Yourself - Evitar repetição. </text:p>
      <text:p text:style-name="Standard"/>
      <text:p text:style-name="P3"/>
      <text:p text:style-name="P3">Cinco Bons Hábitos de Programação em PHP </text:p>
      <text:p text:style-name="Standard"/>
      <text:p text:style-name="Standard">Além de possibilitar que você construa código de forma mais produtiva, esses hábitos podem ajudá-lo a construir código sustentável para o tempo de vida de um aplicativo. Qualquer código escrito provavelmente passará a maior parte de seu tempo de vida em manutenção; a manutenção do aplicativo é uma grande despesa. Estabelecer bons hábitos de codificação aprimorarão os fatores de design, como modularidade, e seu código será mais fácil de entender e, portanto, mais fácil e mais barato de manter. </text:p>
      <text:p text:style-name="Standard"/>
      <text:p text:style-name="Standard"><text:s text:c="3"/>1. Use boa nomenclatura, <text:span text:style-name="T1">seguindo padrões e nomes coerentes</text:span>. </text:p>
      <text:p text:style-name="Standard"><text:s text:c="3"/>2. Faça blocos menores. </text:p>
      <text:p text:style-name="Standard"><text:s text:c="3"/>3. Documente seu código. </text:p>
      <text:p text:style-name="Standard"><text:s text:c="3"/>4. Trate das condições de erro. </text:p>
      <text:p text:style-name="Standard"><text:s text:c="3"/>5. <text:span text:style-name="T2">Se precisar copiar e colar trechos de código com frequência, então </text:span>crie uma função. </text:p>
      <text:p text:style-name="Standard"/>
      <text:p text:style-name="Standard"><text:a xlink:type="simple" xlink:href="http://www.ibm.com/developerworks/br/library/os-php-5goodhabits/">http://www.ibm.com/developerworks/br/library/os-php-5goodhabits/</text:a> <text:s/></text:p>
      <text:p text:style-name="Standard"/>
      <text:p text:style-name="Standard">Use JavaScript e CSS em paralelo ao PHP. </text:p>
      <text:p text:style-name="Standard"/>
      <text:p text:style-name="Standard"/>
      <text:p text:style-name="P3"/>
      <text:p text:style-name="P5">Fases de um Projeto </text:p>
      <text:p text:style-name="Standard"/>
      <text:p text:style-name="Standard">- Projeto </text:p>
      <text:p text:style-name="Standard">- Desenvolvimento </text:p>
      <text:p text:style-name="Standard">- Testes </text:p>
      <text:p text:style-name="Standard">- Homologação/publicação </text:p>
      <text:p text:style-name="Standard"/>
      <text:p text:style-name="P3">Outras Recomendações Importantes: </text:p>
      <text:p text:style-name="Standard"/>
      <text:p text:style-name="Standard">- Verifique os direitos autorais de todo o conteúdo do site: </text:p>
      <text:p text:style-name="Standard"><text:tab/>- textos </text:p>
      <text:p text:style-name="Standard"><text:tab/>- imagens </text:p>
      <text:p text:style-name="Standard"><text:tab/>- vídeos, etc </text:p>
      <text:p text:style-name="Standard"><text:tab/>- Não esqueça de citar o autor e seu site </text:p>
      <text:p text:style-name="Standard"><text:tab/>- Mostre a licença do seu conteúdo </text:p>
      <text:p text:style-name="Standard">- Use link para a index no logo do site </text:p>
      <text:p text:style-name="Standard">- Simplifique sem que puder </text:p>
      <text:p text:style-name="Standard">- Mantenha o site com navegação intuitiva </text:p>
      <text:p text:style-name="Standard">- Mantenha um form de contato com o visitante </text:p>
      <text:p text:style-name="Standard">- Mantenha uma página sobre Você/Empresa </text:p>
      <text:p text:style-name="Standard">- Redirecionar mensagens de erro para página com mensagem de esclarecimento/desculpas e form de contato </text:p>
      <text:p text:style-name="Standard">- Atenção às meta-tags para maior visibilidade do seu site, assim como cada página deve ter um título com H1 ou H2 </text:p>
      <text:p text:style-name="Standard">- Não abra automaticamente músicas ou vídeos, deixe um link ao invés </text:p>
      <text:p text:style-name="Standard">- Use um tamanho de página que atenda à maioria (1024x768 atualmente) e sem permitir redimensionamento </text:p>
      <text:p text:style-name="Standard">- As páginas mais importantes devem ter mais cuidado com a acessibilidade </text:p>
      <text:p text:style-name="Standard">- Cuidado, pois alguns gráficos poderão roubar a festa desviando a atenção de algo mais importante </text:p>
      <text:p text:style-name="Standard">- Faça backup regularmente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ando Aplicativos e Sites Web<text:tab/><text:tab/><text:page-number text:select-page="current">3</text:page-number>/<text:page-count>3</text:page-count></text:p>
      </style:header>
      <style:footer>
        <text:p text:style-name="MP2">Ribamar FS – http://cursos.ribafs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Unix OpenOffice.org_project/320m19$Build-9505</meta:generator>
    <meta:initial-creator>Ribamar FS</meta:initial-creator>
    <meta:creation-date>2009-10-12T10:55:06</meta:creation-date>
    <dc:date>2010-12-27T19:30:25</dc:date>
    <meta:editing-cycles>14</meta:editing-cycles>
    <meta:editing-duration>PT00H24M09S</meta:editing-duration>
    <meta:document-statistic meta:table-count="0" meta:image-count="0" meta:object-count="0" meta:page-count="3" meta:paragraph-count="71" meta:word-count="793" meta:character-count="4930"/>
    <meta:user-defined meta:name="Informações 1"/>
    <meta:user-defined meta:name="Informações 2"/>
    <meta:user-defined meta:name="Informações 3"/>
    <meta:user-defined meta:name="Informações 4"/>
  </office:meta>
</office:document-meta>
</file>